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8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row table:style-name="ro1">
          <table:table-cell/>
          <table:table-cell table:style-name="Default" office:value-type="string" calcext:value-type="string">
            <text:p>No GI</text:p>
          </table:table-cell>
          <table:table-cell table:style-name="Default" office:value-type="string" calcext:value-type="string">
            <text:p>Rain Barrel</text:p>
          </table:table-cell>
          <table:table-cell table:style-name="Default" office:value-type="string" calcext:value-type="string">
            <text:p>Rain Garden</text:p>
          </table:table-cell>
        </table:table-row>
        <table:table-row table:style-name="ro1">
          <table:table-cell office:value-type="string" calcext:value-type="string">
            <text:p>'Air_temperature'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'Rainfall'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'Snow_depth',</text:p>
          </table:table-cell>
          <table:table-cell table:number-columns-repeated="3"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'Evaporation_infiltration',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'Runoff',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'Dry_weather_inflow',</text:p>
          </table:table-cell>
          <table:table-cell table:number-columns-repeated="3"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'Groundwater_inflow',</text:p>
          </table:table-cell>
          <table:table-cell table:number-columns-repeated="3"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'RDII_inflow',</text:p>
          </table:table-cell>
          <table:table-cell table:number-columns-repeated="3"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'User_direct_inflow',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'Total_lateral_inflow',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'Flow_lost_to_flooding',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'Flow_leaving_outfalls',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'Volume_stored_water',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'Evaporation_rate',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'Potential_PET'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 style:data-style-name="N2" text:time-value="22:04:26.090226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8T21:59:19.815927530</meta:creation-date>
    <dc:date>2019-10-28T22:05:09.679393043</dc:date>
    <meta:editing-duration>PT4M36S</meta:editing-duration>
    <meta:editing-cycles>2</meta:editing-cycles>
    <meta:generator>LibreOffice/6.3.2.2$Linux_X86_64 LibreOffice_project/30$Build-2</meta:generator>
    <meta:document-statistic meta:table-count="1" meta:cell-count="63" meta:object-count="0"/>
  </office:meta>
</office:document-meta>
</file>